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bd1" officeooo:paragraph-rsid="00029bd1"/>
    </style:style>
    <style:style style:name="P2" style:family="paragraph" style:parent-style-name="Standard">
      <style:text-properties officeooo:rsid="0003ffcc" officeooo:paragraph-rsid="0003ff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das mentoria 16 de agosto.</text:p>
      <text:p text:style-name="P1"/>
      <text:p text:style-name="P1">¿qué es vercel? </text:p>
      <text:p text:style-name="P1">¿Cómo se ejecuta nest.js?</text:p>
      <text:p text:style-name="P1">¿Nest.js es Onpensource?</text:p>
      <text:p text:style-name="P1">¿por qué boostrand?</text:p>
      <text:p text:style-name="P1">¿qué es sprees y fatisfy?</text:p>
      <text:p text:style-name="P2">¿qué es un endpoitn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17:31:57.049963060</meta:creation-date>
    <dc:date>2022-07-15T18:25:09.256114607</dc:date>
    <meta:editing-duration>PT33M44S</meta:editing-duration>
    <meta:editing-cycles>1</meta:editing-cycles>
    <meta:generator>LibreOffice/7.3.4.2$Linux_X86_64 LibreOffice_project/30$Build-2</meta:generator>
    <meta:document-statistic meta:table-count="0" meta:image-count="0" meta:object-count="0" meta:page-count="1" meta:paragraph-count="7" meta:word-count="27" meta:character-count="157" meta:non-whitespace-character-count="136"/>
  </office:meta>
</office:document-meta>
</file>